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Quote">
      <style:paragraph-properties fo:text-align="center" style:justify-single-word="false"/>
      <style:text-properties fo:font-size="18pt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Quot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name-complex="Mangal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/>
    </style:style>
    <style:style style:name="T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name-complex="Mangal" style:font-size-complex="18pt" style:font-weight-complex="bold"/>
    </style:style>
    <style:style style:name="T5" style:family="text">
      <style:text-properties fo:font-size="18pt" style:font-name-asian="Calibri" style:font-size-asian="18pt" style:font-name-complex="Calibri" style:font-size-complex="18pt"/>
    </style:style>
    <style:style style:name="T6" style:family="text">
      <style:text-properties fo:font-size="18pt" style:font-size-asian="18pt" style:font-name-complex="Mangal" style:font-size-complex="18pt"/>
    </style:style>
    <style:style style:name="T7" style:family="text">
      <style:text-properties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size="18pt" fo:language="en" fo:country="US" style:font-size-asian="18pt" style:font-name-complex="Mangal" style:font-size-complex="18pt"/>
    </style:style>
    <style:style style:name="T11" style:family="text">
      <style:text-properties fo:font-size="18pt" fo:language="en" fo:country="US" style:font-name-asian="Calibri" style:font-size-asian="18pt" style:font-name-complex="Calibri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🌹🌹🌹🌹🌹🌹🌹<text:span text:style-name="T1"/></text:p>
      <text:p text:style-name="P2"><text:span text:style-name="T2">ओउम्</text:span><text:span text:style-name="T3"> </text:span></text:p>
      <text:p text:style-name="P3"/>
      <text:p text:style-name="P4"><text:span text:style-name="T4">सुबह</text:span><text:span text:style-name="T5"> </text:span><text:span text:style-name="T6">उठकर</text:span><text:span text:style-name="T5"> </text:span><text:span text:style-name="T6">भाव</text:span><text:span text:style-name="T5"> </text:span><text:span text:style-name="T6">बनाओ</text:span></text:p>
      <text:p text:style-name="P5"/>
      <text:p text:style-name="P4"><text:span text:style-name="T6">मैं</text:span><text:span text:style-name="T5"> </text:span><text:span text:style-name="T4">शांत</text:span><text:span text:style-name="T5"> </text:span><text:span text:style-name="T6">आत्मा</text:span><text:span text:style-name="T5"> </text:span><text:span text:style-name="T6">हूँ</text:span></text:p>
      <text:p text:style-name="P4"><text:span text:style-name="T6">मैं</text:span><text:span text:style-name="T5"> </text:span><text:span text:style-name="T4">स्वस्थ</text:span><text:span text:style-name="T5"> </text:span><text:span text:style-name="T6">हूँ</text:span></text:p>
      <text:p text:style-name="P4"><text:span text:style-name="T6">मैं</text:span><text:span text:style-name="T5"> </text:span><text:span text:style-name="T4">निर्भय</text:span><text:span text:style-name="T5"> </text:span><text:span text:style-name="T6">आत्मा</text:span><text:span text:style-name="T5"> </text:span><text:span text:style-name="T6">हूँ</text:span></text:p>
      <text:p text:style-name="P4"><text:span text:style-name="T4">शक्ति</text:span><text:span text:style-name="T6">शाली</text:span><text:span text:style-name="T5"> </text:span><text:span text:style-name="T6">है</text:span></text:p>
      <text:p text:style-name="P4"><text:span text:style-name="T6">शरीर</text:span><text:span text:style-name="T5"> </text:span><text:span text:style-name="T4">निरोगी</text:span><text:span text:style-name="T5"> </text:span><text:span text:style-name="T6">है</text:span></text:p>
      <text:p text:style-name="P4"><text:span text:style-name="T6">परमात्मा</text:span><text:span text:style-name="T5"> </text:span><text:span text:style-name="T6">की</text:span><text:span text:style-name="T5"> </text:span><text:span text:style-name="T6">शक्तियों</text:span><text:span text:style-name="T5"> </text:span><text:span text:style-name="T6">और</text:span><text:span text:style-name="T5"> </text:span><text:span text:style-name="T6">दुआओं</text:span><text:span text:style-name="T5"> </text:span><text:span text:style-name="T6">का</text:span><text:span text:style-name="T5"> </text:span><text:span text:style-name="T4">सुरक्षा</text:span><text:span text:style-name="T7"> </text:span><text:span text:style-name="T4">चक्र</text:span><text:span text:style-name="T5"> </text:span><text:span text:style-name="T6">मेरे</text:span><text:span text:style-name="T5"> </text:span><text:span text:style-name="T6">साथ</text:span><text:span text:style-name="T5"> </text:span><text:span text:style-name="T6">है</text:span></text:p>
      <text:p text:style-name="P4"><text:span text:style-name="T6">हर</text:span><text:span text:style-name="T5"> </text:span><text:span text:style-name="T6">हाल</text:span><text:span text:style-name="T5"> </text:span><text:span text:style-name="T6">में</text:span><text:span text:style-name="T5"> </text:span><text:span text:style-name="T4">संतोष</text:span><text:span text:style-name="T5"> </text:span><text:span text:style-name="T6">में</text:span><text:span text:style-name="T5"> </text:span><text:span text:style-name="T6">हूँ</text:span></text:p>
      <text:p text:style-name="P4"><text:span text:style-name="T4">दृष्टा</text:span><text:span text:style-name="T5"> </text:span><text:span text:style-name="T6">हूँ</text:span></text:p>
      <text:p text:style-name="P4"><text:span text:style-name="T8">तृप्त</text:span><text:span text:style-name="T5"> </text:span><text:span text:style-name="T3">हूँ</text:span></text:p>
      <text:p text:style-name="P6"/>
      <text:p text:style-name="P7">🌹🌹🌹🌹🌹🌹🌹<text:span text:style-name="T3"/></text:p>
      <text:p text:style-name="P4"><text:soft-page-break/><text:span text:style-name="T9">La Bella Vie ~ Beautiful Life </text:span></text:p>
      <text:p text:style-name="P4"><text:span text:style-name="T10">ख़ुशनुमा</text:span><text:span text:style-name="T11"> </text:span><text:span text:style-name="T10">ज़िन्दग़ी</text:span><text:span text:style-name="T11"> </text:span><text:span text:style-name="T10">~ सुन्दर: जीवन: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, 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, Calibri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" style:font-family-complex="Calibri, Calibri" style:font-family-generic-complex="swiss" style:font-pitch-complex="variable" style:font-size-complex="14pt" style:font-weight-complex="bold"/>
    </style:style>
    <style:style style:name="Quote" style:family="paragraph" style:parent-style-name="Standard" style:next-style-name="Standard">
      <style:text-properties fo:color="#000000" loext:opacity="100%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 style:font-style-complex="italic"/>
    </style:style>
    <style:style style:name="Default_20_Paragraph_20_Font" style:display-name="Default Paragraph Font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Times New Roman" style:font-family-complex="'Times New Roman', 'Times New Roman'" style:font-family-generic-complex="roman" style:font-pitch-complex="variable"/>
    </style:style>
    <style:style style:name="Quote" style:family="text" style:parent-style-name="Default_20_Paragraph_20_Font">
      <style:text-properties fo:color="#000000" loext:opacity="100%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 style:font-style-complex="italic"/>
    </style:style>
    <style:style style:name="Heading_20_1" style:display-name="Heading 1" style:family="text" style:parent-style-name="Default_20_Paragraph_20_Font">
      <style:text-properties fo:color="#365f91" loext:opacity="100%" style:font-name="Calibri" fo:font-family="Calibri, Calibri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" style:font-family-complex="Calibri, Calibri" style:font-family-generic-complex="swiss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PH2015</meta:initial-creator>
    <meta:creation-date>2025-09-03T06:40:14.335000000</meta:creation-date>
    <dc:creator>CPH2015</dc:creator>
    <dc:date>2025-09-03T06:48:08.481000000</dc:date>
    <meta:editing-duration>PT18M13S</meta:editing-duration>
    <meta:document-statistic meta:table-count="0" meta:image-count="0" meta:object-count="0" meta:page-count="2" meta:paragraph-count="15" meta:word-count="55" meta:character-count="180" meta:non-whitespace-character-count="138"/>
    <meta:generator>LibreOffice/25.2.5.2$Android_AARCH64 LibreOffice_project/03d19516eb2e1dd5d4ccd751a0d6f35f35e08022</meta:generator>
  </office:meta>
</office:document-meta>
</file>